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font-size="12pt" style:font-size-asian="10.5pt" style:font-size-complex="12pt"/>
    </style:style>
    <style:style style:name="P7" style:family="paragraph" style:parent-style-name="Text_20_body" style:list-style-name="L1"/>
    <style:style style:name="P8" style:family="paragraph" style:parent-style-name="Heading_20_1">
      <style:text-properties style:font-name="Times New Roman"/>
    </style:style>
    <style:style style:name="P9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8a393" style:font-weight-asian="bold" style:font-weight-complex="bold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5e969" style:font-size-asian="36pt" style:language-asian="zxx" style:country-asian="none" style:font-size-complex="36pt" style:language-complex="zxx" style:country-complex="none"/>
    </style:style>
    <style:style style:name="T5" style:family="text">
      <style:text-properties officeooo:rsid="00259bd5"/>
    </style:style>
    <style:style style:name="T6" style:family="text">
      <style:text-properties officeooo:rsid="0025e969"/>
    </style:style>
    <style:style style:name="T7" style:family="text">
      <style:text-properties fo:font-weight="normal" officeooo:rsid="0028a393" style:font-weight-asian="normal" style:font-weight-complex="normal"/>
    </style:style>
    <style:style style:name="T8" style:family="text">
      <style:text-properties fo:font-weight="normal" officeooo:rsid="002c5116" style:font-weight-asian="normal" style:font-weight-complex="normal"/>
    </style:style>
    <style:style style:name="T9" style:family="text">
      <style:text-properties officeooo:rsid="002c5116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2c5116"/>
    </style:style>
    <style:style style:name="T12" style:family="text">
      <style:text-properties style:font-name="Times New Roman" officeooo:rsid="002f643b"/>
    </style:style>
    <style:style style:name="T13" style:family="text">
      <style:text-properties style:font-name="Times New Roman" officeooo:rsid="00259bd5"/>
    </style:style>
    <style:style style:name="T14" style:family="text">
      <style:text-properties officeooo:rsid="002f643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4">Tarea 4.2: Creación de backend API RES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7"> </text:span><text:span text:style-name="T8">HLC</text:span></text:p>
      <text:p text:style-name="P3"><text:tab/><text:tab/><text:tab/><text:tab/><text:tab/><text:tab/><text:tab/><text:tab/><text:span text:style-name="T1">Curso:</text:span><text:span text:style-name="T6"> 2 DAW (20/21)</text:span></text:p>
      <text:p text:style-name="P3"><text:tab/><text:tab/><text:tab/><text:tab/><text:tab/><text:tab/><text:tab/><text:tab/><text:span text:style-name="T1">Autor:</text:span><text:span text:style-name="T6"> Jesús David Gutiérrez Delgado</text:span></text:p>
      <text:p text:style-name="P3"><text:soft-page-break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5"><text:a xlink:type="simple" xlink:href="#__RefHeading___Toc351_2719776763" text:style-name="Index_20_Link" text:visited-style-name="Index_20_Link">1 Punto1<text:tab/>3</text:a></text:p>
          <text:p text:style-name="P5"><text:a xlink:type="simple" xlink:href="#__RefHeading___Toc353_2719776763" text:style-name="Index_20_Link" text:visited-style-name="Index_20_Link">2 Punto2<text:tab/>4</text:a></text:p>
          <text:p text:style-name="P5"><text:a xlink:type="simple" xlink:href="#__RefHeading___Toc355_2719776763" text:style-name="Index_20_Link" text:visited-style-name="Index_20_Link">3 Punto22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8" text:outline-level="1"><text:bookmark-start text:name="__RefHeading___Toc351_2719776763"/><text:span text:style-name="T9">0</text:span> <text:span text:style-name="T9">Enunciado</text:span><text:bookmark-end text:name="__RefHeading___Toc351_2719776763"/></text:h>
      <text:p text:style-name="Text_20_body"><text:span text:style-name="T11"/></text:p>
      <text:p text:style-name="Text_20_body"><text:span text:style-name="T11">Elabora un pequeño documento PDF con:</text:span></text:p>
      <text:list xml:id="list2538914716" text:style-name="L1">
        <text:list-item>
          <text:p text:style-name="P7"><text:span text:style-name="T11">Título de la tarea</text:span></text:p>
        </text:list-item>
        <text:list-item>
          <text:p text:style-name="P7"><text:span text:style-name="T11">Tu nombre y apellidos</text:span></text:p>
        </text:list-item>
        <text:list-item>
          <text:p text:style-name="P7"><text:span text:style-name="T11">Enlace a repositorio en GitHub</text:span></text:p>
        </text:list-item>
        <text:list-item>
          <text:p text:style-name="P7"><text:span text:style-name="T11">Enlace a aplicación desplegada en Heroku</text:span></text:p>
          <text:p text:style-name="P7"><text:span text:style-name="T11"/></text:p>
        </text:list-item>
      </text:list>
      <text:h text:style-name="P9" text:outline-level="1"><text:bookmark-start text:name="__RefHeading___Toc353_2719776763"/><text:span text:style-name="T14">1</text:span> <text:span text:style-name="T14">Enlace en github</text:span><text:bookmark-end text:name="__RefHeading___Toc353_2719776763"/></text:h>
      <text:p text:style-name="Text_20_body"><text:span text:style-name="T12"/></text:p>
      <text:p text:style-name="Text_20_body"><text:span text:style-name="T12"><text:tab/></text:span><text:a xlink:type="simple" xlink:href="https://github.com/jesusdavidguti/meteobackend" text:style-name="Internet_20_link" text:visited-style-name="Visited_20_Internet_20_Link"><text:span text:style-name="T12">Meteobackend</text:span></text:a></text:p>
      <text:p text:style-name="Text_20_body"><text:span text:style-name="T12"><text:tab/></text:span><text:a xlink:type="simple" xlink:href="https://github.com/jesusdavidguti/meteobackend" text:style-name="Internet_20_link" text:visited-style-name="Visited_20_Internet_20_Link"><text:span text:style-name="T12">https://github.com/jesusdavidguti/meteobackend</text:span></text:a></text:p>
      <text:p text:style-name="Text_20_body"><text:span text:style-name="T12"/></text:p>
      <text:h text:style-name="Heading_20_1" text:outline-level="1"><text:bookmark-start text:name="__RefHeading___Toc355_2719776763"/><text:span text:style-name="T12">2</text:span><text:span text:style-name="T10"> </text:span><text:span text:style-name="T12">Aplicación desplegada en Heroku</text:span><text:bookmark-end text:name="__RefHeading___Toc355_2719776763"/></text:h>
      <text:p text:style-name="Text_20_body"><text:span text:style-name="T12"/></text:p>
      <text:p text:style-name="Text_20_body"><text:span text:style-name="Source_20_Text"><text:span text:style-name="T14"><text:tab/>https://git.heroku.com/meteobackend.git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4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0" meta:object-count="0" meta:page-count="4" meta:paragraph-count="21" meta:word-count="73" meta:character-count="525" meta:non-whitespace-character-count="412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